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6" calcext:value-type="float">
            <text:p>6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22:14:40.6299026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20T23:46:01.504959674</dc:date>
    <meta:editing-duration>P64DT20H32M33S</meta:editing-duration>
    <meta:editing-cycles>331</meta:editing-cycles>
    <meta:document-statistic meta:table-count="4" meta:cell-count="388" meta:object-count="0"/>
  </office:meta>
</office:document-meta>
</file>